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1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6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9:3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9:36:39.22</dc:date>
    <dc:creator>Bob Harper</dc:creator>
    <meta:editing-duration>P2DT9H5M41S</meta:editing-duration>
    <meta:editing-cycles>267</meta:editing-cycles>
    <meta:generator>OpenOffice/4.1.1$Win32 OpenOffice.org_project/411m6$Build-9775</meta:generator>
    <meta:document-statistic meta:table-count="18" meta:cell-count="7599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